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Default"/>
        <table:table-column table:style-name="co3" table:number-columns-repeated="2" table:default-cell-style-name="ce1"/>
        <table:table-column table:style-name="co2" table:default-cell-style-name="Default"/>
        <table:table-row table:style-name="ro1">
          <table:table-cell office:value-type="string">
            <text:p>Throughput Results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>
            <text:p>Packet Size [KB]</text:p>
          </table:table-cell>
          <table:table-cell/>
          <table:table-cell table:style-name="Default" office:value-type="string">
            <text:p>copy_user Read</text:p>
          </table:table-cell>
          <table:table-cell table:style-name="Default" office:value-type="string">
            <text:p>copy_user Write</text:p>
          </table:table-cell>
          <table:table-cell/>
          <table:table-cell table:style-name="Default" office:value-type="string">
            <text:p>kmap Read</text:p>
          </table:table-cell>
          <table:table-cell table:style-name="Default" office:value-type="string">
            <text:p>kmap Write</text:p>
          </table:table-cell>
          <table:table-cell/>
          <table:table-cell table:style-name="Default" office:value-type="string">
            <text:p>memcpy Read</text:p>
          </table:table-cell>
          <table:table-cell table:style-name="Default" office:value-type="string">
            <text:p>memcpy Writ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2">
            <text:p>2.00</text:p>
          </table:table-cell>
          <table:table-cell office:value-type="float" office:value="3.5">
            <text:p>3.50</text:p>
          </table:table-cell>
          <table:table-cell/>
          <table:table-cell office:value-type="float" office:value="0.01">
            <text:p>0.01</text:p>
          </table:table-cell>
          <table:table-cell office:value-type="float" office:value="1.4">
            <text:p>1.40</text:p>
          </table:table-cell>
          <table:table-cell/>
          <table:table-cell office:value-type="float" office:value="9">
            <text:p>9.00</text:p>
          </table:table-cell>
          <table:table-cell office:value-type="float" office:value="12">
            <text:p>12.0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/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/>
          <table:table-cell office:value-type="float" office:value="14.5">
            <text:p>14.50</text:p>
          </table:table-cell>
          <table:table-cell office:value-type="float" office:value="16">
            <text:p>16.0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6.5">
            <text:p>6.50</text:p>
          </table:table-cell>
          <table:table-cell office:value-type="float" office:value="9.8">
            <text:p>9.80</text:p>
          </table:table-cell>
          <table:table-cell/>
          <table:table-cell office:value-type="float" office:value="0.01">
            <text:p>0.01</text:p>
          </table:table-cell>
          <table:table-cell office:value-type="float" office:value="1.5">
            <text:p>1.50</text:p>
          </table:table-cell>
          <table:table-cell/>
          <table:table-cell office:value-type="float" office:value="21">
            <text:p>21.00</text:p>
          </table:table-cell>
          <table:table-cell office:value-type="float" office:value="20">
            <text:p>20.00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11">
            <text:p>11.00</text:p>
          </table:table-cell>
          <table:table-cell office:value-type="float" office:value="14">
            <text:p>14.00</text:p>
          </table:table-cell>
          <table:table-cell/>
          <table:table-cell office:value-type="float" office:value="0.01">
            <text:p>0.01</text:p>
          </table:table-cell>
          <table:table-cell office:value-type="float" office:value="1.55">
            <text:p>1.55</text:p>
          </table:table-cell>
          <table:table-cell/>
          <table:table-cell office:value-type="float" office:value="21.5">
            <text:p>21.50</text:p>
          </table:table-cell>
          <table:table-cell office:value-type="float" office:value="20">
            <text:p>20.00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/>
          <table:table-cell office:value-type="float" office:value="17.5">
            <text:p>17.50</text:p>
          </table:table-cell>
          <table:table-cell office:value-type="float" office:value="19">
            <text:p>19.00</text:p>
          </table:table-cell>
          <table:table-cell/>
          <table:table-cell office:value-type="float" office:value="0.01">
            <text:p>0.01</text:p>
          </table:table-cell>
          <table:table-cell office:value-type="float" office:value="1.55">
            <text:p>1.55</text:p>
          </table:table-cell>
          <table:table-cell/>
          <table:table-cell office:value-type="float" office:value="21.5">
            <text:p>21.50</text:p>
          </table:table-cell>
          <table:table-cell office:value-type="float" office:value="20">
            <text:p>20.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>
            <draw:frame table:end-cell-address="Sheet1.L36" table:end-x="0.5815in" table:end-y="0.0213in" draw:z-index="0" draw:style-name="gr1" svg:width="7.9976in" svg:height="4.7819in" svg:x="0.0559in" svg:y="0.0217in">
              <draw:object draw:notify-on-update-of-ranges="Sheet1.A3:Sheet1.A7 Sheet1.C2:Sheet1.C2 Sheet1.C3:Sheet1.C7 Sheet1.D2:Sheet1.D2 Sheet1.D3:Sheet1.D7 Sheet1.F2:Sheet1.F2 Sheet1.F3:Sheet1.F7 Sheet1.G2:Sheet1.G2 Sheet1.G3:Sheet1.G7 Sheet1.I2:Sheet1.I2 Sheet1.I3:Sheet1.I7 Sheet1.J2:Sheet1.J2 Sheet1.J3:Sheet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Read Delay Results</text:p>
          </table:table-cell>
          <table:table-cell/>
          <table:table-cell table:style-name="Default" office:value-type="string">
            <text:p>Measured [us]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>
            <text:p>Packet Size [KB]</text:p>
          </table:table-cell>
          <table:table-cell/>
          <table:table-cell table:style-name="Default" office:value-type="string">
            <text:p>mmap</text:p>
          </table:table-cell>
          <table:table-cell table:style-name="Default" office:value-type="string">
            <text:p>memcpy</text:p>
          </table:table-cell>
          <table:table-cell table:style-name="Default" office:value-type="string">
            <text:p>Ioctl – vendor</text:p>
          </table:table-cell>
          <table:table-cell table:style-name="Default" office:value-type="string">
            <text:p>Ioctl – bulk</text:p>
          </table:table-cell>
          <table:table-cell table:style-name="Default" office:value-type="string">
            <text:p>munmap</text:p>
          </table:table-cell>
          <table:table-cell table:style-name="Default" office:value-type="string">
            <text:p>usb_control_msg</text:p>
          </table:table-cell>
          <table:table-cell table:style-name="Default" office:value-type="string">
            <text:p>usb_bulk_msg</text:p>
          </table:table-cell>
          <table:table-cell/>
          <table:table-cell office:value-type="string">
            <text:p>Approx. speed [MB/s]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826">
            <text:p>2826</text:p>
          </table:table-cell>
          <table:table-cell office:value-type="float" office:value="4028">
            <text:p>4028</text:p>
          </table:table-cell>
          <table:table-cell office:value-type="float" office:value="10">
            <text:p>10</text:p>
          </table:table-cell>
          <table:table-cell office:value-type="float" office:value="2807">
            <text:p>2807</text:p>
          </table:table-cell>
          <table:table-cell office:value-type="float" office:value="4017">
            <text:p>4017</text:p>
          </table:table-cell>
          <table:table-cell/>
          <table:table-cell table:formula="of:=[.A3]*1024/SUM([.C3:.G3])" office:value-type="float" office:value="9.50899593731863">
            <text:p>9.5089959373186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932">
            <text:p>2932</text:p>
          </table:table-cell>
          <table:table-cell office:value-type="float" office:value="5409">
            <text:p>5409</text:p>
          </table:table-cell>
          <table:table-cell office:value-type="float" office:value="17">
            <text:p>17</text:p>
          </table:table-cell>
          <table:table-cell office:value-type="float" office:value="2910">
            <text:p>2910</text:p>
          </table:table-cell>
          <table:table-cell office:value-type="float" office:value="5394">
            <text:p>5394</text:p>
          </table:table-cell>
          <table:table-cell/>
          <table:table-cell table:formula="of:=[.A4]*1024/SUM([.C4:.G4])" office:value-type="float" office:value="15.5982387242651">
            <text:p>15.598238724265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2905">
            <text:p>2905</text:p>
          </table:table-cell>
          <table:table-cell office:value-type="float" office:value="8843">
            <text:p>8843</text:p>
          </table:table-cell>
          <table:table-cell office:value-type="float" office:value="19">
            <text:p>19</text:p>
          </table:table-cell>
          <table:table-cell office:value-type="float" office:value="2881">
            <text:p>2881</text:p>
          </table:table-cell>
          <table:table-cell office:value-type="float" office:value="8810">
            <text:p>8810</text:p>
          </table:table-cell>
          <table:table-cell/>
          <table:table-cell table:formula="of:=[.A5]*1024/SUM([.C5:.G5])" office:value-type="float" office:value="22.118123523456">
            <text:p>22.11812352345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float" office:value="5067">
            <text:p>5067</text:p>
          </table:table-cell>
          <table:table-cell office:value-type="float" office:value="17576">
            <text:p>17576</text:p>
          </table:table-cell>
          <table:table-cell office:value-type="float" office:value="17">
            <text:p>17</text:p>
          </table:table-cell>
          <table:table-cell office:value-type="float" office:value="5029">
            <text:p>5029</text:p>
          </table:table-cell>
          <table:table-cell office:value-type="float" office:value="17550">
            <text:p>17550</text:p>
          </table:table-cell>
          <table:table-cell/>
          <table:table-cell table:formula="of:=[.A6]*1024/SUM([.C6:.G6])" office:value-type="float" office:value="23.0011406510485">
            <text:p>23.001140651048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/>
          <table:table-cell office:value-type="float" office:value="21">
            <text:p>21</text:p>
          </table:table-cell>
          <table:table-cell office:value-type="float" office:value="292">
            <text:p>292</text:p>
          </table:table-cell>
          <table:table-cell office:value-type="float" office:value="8846">
            <text:p>8846</text:p>
          </table:table-cell>
          <table:table-cell office:value-type="float" office:value="33934">
            <text:p>33934</text:p>
          </table:table-cell>
          <table:table-cell office:value-type="float" office:value="23">
            <text:p>23</text:p>
          </table:table-cell>
          <table:table-cell office:value-type="float" office:value="8761">
            <text:p>8761</text:p>
          </table:table-cell>
          <table:table-cell office:value-type="float" office:value="33867">
            <text:p>33867</text:p>
          </table:table-cell>
          <table:table-cell/>
          <table:table-cell table:formula="of:=[.A7]*1024/SUM([.C7:.G7])" office:value-type="float" office:value="24.3198812505798">
            <text:p>24.319881250579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Read Delay Results</text:p>
          </table:table-cell>
          <table:table-cell/>
          <table:table-cell table:style-name="Default" office:value-type="string">
            <text:p>Measured [us]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>
            <text:p>Packet Size [KB]</text:p>
          </table:table-cell>
          <table:table-cell/>
          <table:table-cell table:style-name="Default" office:value-type="string">
            <text:p>mmap</text:p>
          </table:table-cell>
          <table:table-cell table:style-name="Default" office:value-type="string">
            <text:p>memcpy</text:p>
          </table:table-cell>
          <table:table-cell table:style-name="Default" office:value-type="string">
            <text:p>Ioctl – bulk</text:p>
          </table:table-cell>
          <table:table-cell table:style-name="Default" office:value-type="string">
            <text:p>munmap</text:p>
          </table:table-cell>
          <table:table-cell table:style-name="Default" office:value-type="string">
            <text:p>usb_bulk_msg</text:p>
          </table:table-cell>
          <table:table-cell/>
          <table:table-cell office:value-type="string">
            <text:p>Approx. speed [MB/s]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691">
            <text:p>4691</text:p>
          </table:table-cell>
          <table:table-cell office:value-type="float" office:value="11">
            <text:p>11</text:p>
          </table:table-cell>
          <table:table-cell office:value-type="float" office:value="4672">
            <text:p>4672</text:p>
          </table:table-cell>
          <table:table-cell/>
          <table:table-cell table:formula="of:=[.A3]*1024/SUM([.C3:.F3])" office:value-type="float" office:value="13.8232440413415">
            <text:p>13.823244041341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7692">
            <text:p>7692</text:p>
          </table:table-cell>
          <table:table-cell office:value-type="float" office:value="14">
            <text:p>14</text:p>
          </table:table-cell>
          <table:table-cell office:value-type="float" office:value="7628">
            <text:p>7628</text:p>
          </table:table-cell>
          <table:table-cell/>
          <table:table-cell table:formula="of:=[.A4]*1024/SUM([.C4:.F4])" office:value-type="float" office:value="16.8429709586225">
            <text:p>16.842970958622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20">
            <text:p>20</text:p>
          </table:table-cell>
          <table:table-cell office:value-type="float" office:value="123">
            <text:p>123</text:p>
          </table:table-cell>
          <table:table-cell office:value-type="float" office:value="11940">
            <text:p>11940</text:p>
          </table:table-cell>
          <table:table-cell office:value-type="float" office:value="17">
            <text:p>17</text:p>
          </table:table-cell>
          <table:table-cell office:value-type="float" office:value="10494">
            <text:p>10494</text:p>
          </table:table-cell>
          <table:table-cell/>
          <table:table-cell table:formula="of:=[.A5]*1024/SUM([.C5:.F5])" office:value-type="float" office:value="21.6647933884298">
            <text:p>21.664793388429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office:value-type="float" office:value="22406">
            <text:p>22406</text:p>
          </table:table-cell>
          <table:table-cell office:value-type="float" office:value="20">
            <text:p>20</text:p>
          </table:table-cell>
          <table:table-cell office:value-type="float" office:value="22298">
            <text:p>22298</text:p>
          </table:table-cell>
          <table:table-cell/>
          <table:table-cell table:formula="of:=[.A6]*1024/SUM([.C6:.F6])" office:value-type="float" office:value="23.1340952212858">
            <text:p>23.134095221285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/>
          <table:table-cell office:value-type="float" office:value="21">
            <text:p>21</text:p>
          </table:table-cell>
          <table:table-cell office:value-type="float" office:value="420">
            <text:p>420</text:p>
          </table:table-cell>
          <table:table-cell office:value-type="float" office:value="49581">
            <text:p>49581</text:p>
          </table:table-cell>
          <table:table-cell office:value-type="float" office:value="22">
            <text:p>22</text:p>
          </table:table-cell>
          <table:table-cell office:value-type="float" office:value="49474">
            <text:p>49474</text:p>
          </table:table-cell>
          <table:table-cell/>
          <table:table-cell table:formula="of:=[.A7]*1024/SUM([.C7:.F7])" office:value-type="float" office:value="20.9530812884662">
            <text:p>20.9530812884662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2" table:default-cell-style-name="Default"/>
        <table:table-row table:style-name="ro1">
          <table:table-cell office:value-type="string">
            <text:p>Timeout Results</text:p>
          </table:table-cell>
          <table:table-cell/>
          <table:table-cell table:style-name="Default" office:value-type="string">
            <text:p>Measured [ms]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Timeout [ms]</text:p>
          </table:table-cell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98.908">
            <text:p>98.908</text:p>
          </table:table-cell>
          <table:table-cell office:value-type="float" office:value="96.025">
            <text:p>96.025</text:p>
          </table:table-cell>
          <table:table-cell office:value-type="float" office:value="101.001">
            <text:p>101.00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194.151">
            <text:p>194.151</text:p>
          </table:table-cell>
          <table:table-cell office:value-type="float" office:value="198.866">
            <text:p>198.866</text:p>
          </table:table-cell>
          <table:table-cell office:value-type="float" office:value="191.937">
            <text:p>191.93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float" office:value="493.546">
            <text:p>493.546</text:p>
          </table:table-cell>
          <table:table-cell office:value-type="float" office:value="497.157">
            <text:p>497.157</text:p>
          </table:table-cell>
          <table:table-cell office:value-type="float" office:value="501.488">
            <text:p>501.488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999.894">
            <text:p>999.894</text:p>
          </table:table-cell>
          <table:table-cell office:value-type="float" office:value="1000.26">
            <text:p>1000.260</text:p>
          </table:table-cell>
          <table:table-cell office:value-type="float" office:value="991.17">
            <text:p>991.17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/>
          <table:table-cell office:value-type="float" office:value="2001.321">
            <text:p>2001.321</text:p>
          </table:table-cell>
          <table:table-cell office:value-type="float" office:value="1999.165">
            <text:p>1999.165</text:p>
          </table:table-cell>
          <table:table-cell office:value-type="float" office:value="1997.442">
            <text:p>1997.442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/>
          <table:table-cell office:value-type="float" office:value="4995.985">
            <text:p>4995.985</text:p>
          </table:table-cell>
          <table:table-cell office:value-type="float" office:value="4995.849">
            <text:p>4995.849</text:p>
          </table:table-cell>
          <table:table-cell office:value-type="float" office:value="4999.648">
            <text:p>4999.64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08/10/2010</text:date>, <text:time>17:2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9T16:42:00</meta:creation-date>
    <meta:editing-duration>PT02H32M38S</meta:editing-duration>
    <meta:editing-cycles>17</meta:editing-cycles>
    <meta:generator>OpenOffice.org/3.2$Unix OpenOffice.org_project/320m12$Build-9483</meta:generator>
    <dc:date>2010-08-10T17:29:02</dc:date>
    <meta:document-statistic meta:table-count="4" meta:cell-count="1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2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2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 style:data-style-name="N2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5" style:family="chart" style:data-style-name="N2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15cm" svg:height="12.147cm" xlink:href=".." chart:class="chart:line" chart:style-name="ch1">
        <chart:title svg:x="8.225cm" svg:y="0.243cm" chart:style-name="ch2">
          <text:p>Throughput Results</text:p>
        </chart:title>
        <chart:legend chart:legend-position="end" svg:x="17.116cm" svg:y="4.854cm" chart:style-name="ch3"/>
        <chart:plot-area chart:style-name="ch4" table:cell-range-address="Sheet1.A3:Sheet1.A7 Sheet1.C2:Sheet1.D7 Sheet1.F2:Sheet1.G7 Sheet1.I2:Sheet1.J7" chart:data-source-has-labels="both" svg:x="0.611cm" svg:y="0.988cm" svg:width="16.1cm" svg:height="10.634cm">
          <chart:axis chart:dimension="x" chart:name="primary-x" chart:style-name="ch5">
            <chart:title svg:x="7.769cm" svg:y="11.292cm" chart:style-name="ch6">
              <text:p>Packet Size [KB]</text:p>
            </chart:title>
            <chart:categories table:cell-range-address="Sheet1.A3:Sheet1.A7"/>
          </chart:axis>
          <chart:axis chart:dimension="y" chart:name="primary-y" chart:style-name="ch7">
            <chart:title svg:x="0.407cm" svg:y="7.329cm" chart:style-name="ch8">
              <text:p>Throughput [MB/s]</text:p>
            </chart:title>
            <chart:grid chart:style-name="ch9" chart:class="major"/>
          </chart:axis>
          <chart:series chart:style-name="ch10" chart:values-cell-range-address="Sheet1.C3:Sheet1.C7" chart:label-cell-address="Sheet1.C2:Sheet1.C2" chart:class="chart:line">
            <chart:data-point chart:repeated="5"/>
          </chart:series>
          <chart:series chart:style-name="ch11" chart:values-cell-range-address="Sheet1.D3:Sheet1.D7" chart:label-cell-address="Sheet1.D2:Sheet1.D2" chart:class="chart:line">
            <chart:data-point chart:repeated="5"/>
          </chart:series>
          <chart:series chart:style-name="ch12" chart:values-cell-range-address="Sheet1.F3:Sheet1.F7" chart:label-cell-address="Sheet1.F2:Sheet1.F2" chart:class="chart:line">
            <chart:data-point chart:repeated="5"/>
          </chart:series>
          <chart:series chart:style-name="ch13" chart:values-cell-range-address="Sheet1.G3:Sheet1.G7" chart:label-cell-address="Sheet1.G2:Sheet1.G2" chart:class="chart:line">
            <chart:data-point chart:repeated="5"/>
          </chart:series>
          <chart:series chart:style-name="ch14" chart:values-cell-range-address="Sheet1.I3:Sheet1.I7" chart:label-cell-address="Sheet1.I2:Sheet1.I2" chart:class="chart:line">
            <chart:data-point chart:repeated="5"/>
          </chart:series>
          <chart:series chart:style-name="ch15" chart:values-cell-range-address="Sheet1.J3:Sheet1.J7" chart:label-cell-address="Sheet1.J2:Sheet1.J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:Sheet1.C2">copy_user Read</text:p>
              </table:table-cell>
              <table:table-cell office:value-type="string">
                <text:p text:id="Sheet1.D2:Sheet1.D2">copy_user Write</text:p>
              </table:table-cell>
              <table:table-cell office:value-type="string">
                <text:p text:id="Sheet1.F2:Sheet1.F2">kmap Read</text:p>
              </table:table-cell>
              <table:table-cell office:value-type="string">
                <text:p text:id="Sheet1.G2:Sheet1.G2">kmap Write</text:p>
              </table:table-cell>
              <table:table-cell office:value-type="string">
                <text:p text:id="Sheet1.I2:Sheet1.I2">memcpy Read</text:p>
              </table:table-cell>
              <table:table-cell office:value-type="string">
                <text:p text:id="Sheet1.J2:Sheet1.J2">memcpy Write</text:p>
              </table:table-cell>
            </table:table-row>
          </table:table-header-rows>
          <table:table-rows>
            <table:table-row>
              <table:table-cell office:value-type="string">
                <text:p text:id="Sheet1.A3:Sheet1.A7">64</text:p>
              </table:table-cell>
              <table:table-cell office:value-type="float" office:value="2">
                <text:p text:id="Sheet1.C3:Sheet1.C7">2</text:p>
              </table:table-cell>
              <table:table-cell office:value-type="float" office:value="3.5">
                <text:p text:id="Sheet1.D3:Sheet1.D7">3.5</text:p>
              </table:table-cell>
              <table:table-cell office:value-type="float" office:value="0.01">
                <text:p text:id="Sheet1.F3:Sheet1.F7">0.01</text:p>
              </table:table-cell>
              <table:table-cell office:value-type="float" office:value="1.4">
                <text:p text:id="Sheet1.G3:Sheet1.G7">1.4</text:p>
              </table:table-cell>
              <table:table-cell office:value-type="float" office:value="9">
                <text:p text:id="Sheet1.I3:Sheet1.I7">9</text:p>
              </table:table-cell>
              <table:table-cell office:value-type="float" office:value="12">
                <text:p text:id="Sheet1.J3:Sheet1.J7">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.45">
                <text:p>1.45</text:p>
              </table:table-cell>
              <table:table-cell office:value-type="float" office:value="14.5">
                <text:p>14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5">
                <text:p>6.5</text:p>
              </table:table-cell>
              <table:table-cell office:value-type="float" office:value="9.8">
                <text:p>9.8</text:p>
              </table:table-cell>
              <table:table-cell office:value-type="float" office:value="0.01">
                <text:p>0.01</text:p>
              </table:table-cell>
              <table:table-cell office:value-type="float" office:value="1.5">
                <text:p>1.5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1.55">
                <text:p>1.55</text:p>
              </table:table-cell>
              <table:table-cell office:value-type="float" office:value="21.5">
                <text:p>21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.5">
                <text:p>17.5</text:p>
              </table:table-cell>
              <table:table-cell office:value-type="float" office:value="19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1.55">
                <text:p>1.55</text:p>
              </table:table-cell>
              <table:table-cell office:value-type="float" office:value="21.5">
                <text:p>21.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